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paragraph-properties fo:margin-left="0cm" fo:margin-right="0cm" fo:margin-top="0cm" fo:margin-bottom="0.199cm" fo:text-indent="-0.635cm" style:auto-text-indent="false"/>
      <style:text-properties fo:font-size="11pt" fo:font-style="italic" style:font-size-asian="11pt" style:font-style-asian="italic" style:font-size-complex="11pt" style:font-style-complex="italic"/>
    </style:style>
    <style:style style:name="P2" style:family="paragraph" style:parent-style-name="Standard" style:list-style-name="L1">
      <style:paragraph-properties fo:margin-left="0cm" fo:margin-right="0cm" fo:margin-top="0cm" fo:margin-bottom="0.199cm" fo:text-indent="-0.635cm" style:auto-text-indent="false"/>
      <style:text-properties fo:font-size="11pt" style:font-size-asian="11pt" style:font-size-complex="11pt"/>
    </style:style>
    <style:style style:name="P3" style:family="paragraph" style:parent-style-name="Standard">
      <style:paragraph-properties fo:margin-top="0cm" fo:margin-bottom="0.199cm"/>
      <style:text-properties fo:font-size="11pt" style:font-size-asian="11pt" style:font-size-complex="11pt"/>
    </style:style>
    <style:style style:name="P4" style:family="paragraph" style:parent-style-name="Standard">
      <style:paragraph-properties fo:margin-top="0cm" fo:margin-bottom="0.199cm"/>
      <style:text-properties fo:font-size="11pt" fo:font-style="italic" style:font-size-asian="11pt" style:font-style-asian="italic" style:font-size-complex="11pt" style:font-style-complex="italic"/>
    </style:style>
    <style:style style:name="P5" style:family="paragraph" style:parent-style-name="Standard">
      <style:paragraph-properties fo:margin-top="0cm" fo:margin-bottom="0.199cm"/>
      <style:text-properties fo:font-size="11pt" fo:font-weight="bold" style:font-size-asian="11pt" style:font-weight-asian="bold" style:font-size-complex="11pt" style:font-weight-complex="bold"/>
    </style:style>
    <style:style style:name="P6" style:family="paragraph" style:parent-style-name="Standard">
      <style:paragraph-properties fo:margin-left="0cm" fo:margin-right="0cm" fo:margin-top="0cm" fo:margin-bottom="0.199cm" fo:text-indent="0cm" style:auto-text-indent="false"/>
      <style:text-properties fo:font-size="11pt" style:font-size-asian="11pt" style:font-size-complex="11pt"/>
    </style:style>
    <style:style style:name="P7" style:family="paragraph" style:parent-style-name="Standard">
      <style:paragraph-properties fo:margin-left="0cm" fo:margin-right="0cm" fo:margin-top="0cm" fo:margin-bottom="0.199cm" fo:text-indent="0cm" style:auto-text-indent="false"/>
      <style:text-properties fo:font-size="11pt" fo:font-style="italic" style:font-size-asian="11pt" style:font-style-asian="italic" style:font-size-complex="11pt" style:font-style-complex="italic"/>
    </style:style>
    <style:style style:name="P8" style:family="paragraph" style:parent-style-name="Standard">
      <style:paragraph-properties fo:margin-left="0cm" fo:margin-right="0cm" fo:margin-top="0cm" fo:margin-bottom="0.199cm" fo:text-indent="0cm" style:auto-text-indent="false"/>
      <style:text-properties fo:font-size="11pt" fo:font-weight="bold" style:font-size-asian="11pt" style:font-weight-asian="bold" style:font-size-complex="11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ar Professor Barillot,</text:p>
      <text:p text:style-name="P3">We are grateful for many useful comments of your two Reviewers. These would provide the basis of a much improved presentation of our work. We are encouraged too by the spirit of Reviewer 2's overall assessment:</text:p>
      <text:p text:style-name="P4">“Overall, this paper is interesting and addresses the problem of analyzing large tractography datasets in what appears to be a useful way. <text:s/>[...] The paper contains many results, but the big picture could be clarified, as well as the methods used to produce each result. Essentially, this may be very good and useful work, but the paper needs polishing to help the reader understand. ” <text:span text:style-name="T2">(Reviewer 2 , Paragraph 1)</text:span></text:p>
      <text:p text:style-name="P3">We feel however that some elements of Reviewer 1's comments are materially unfair and we would like you to consider whether our submission has had an adequately fair hearing. I hope you will agree either to send the paper to a third reviewer, or to allow us to submit a revised manuscript addressing the various points raised.</text:p>
      <text:p text:style-name="P6"><text:span text:style-name="T2">We think the reviewer may be confusing </text:span><text:span text:style-name="T1">tracks</text:span><text:span text:style-name="T2"> and </text:span><text:span text:style-name="T1">tracts</text:span><text:span text:style-name="T2"> and so appears to believe that the problems we are working on have already been solved. At the risk of going into too much detail, we acknowledge there is a problem of divergent nomenclature. In common with many other writers in this field we use </text:span><text:span text:style-name="T1">tracks</text:span><text:span text:style-name="T2"> and </text:span><text:span text:style-name="T1">clusters </text:span><text:span text:style-name="T2">to denote elements and subsets of a streamline tractography, by contrast with </text:span><text:span text:style-name="T1">fibers</text:span><text:span text:style-name="T2"> and </text:span><text:span text:style-name="T1">tracts</text:span><text:span text:style-name="T2"> which denote anatomical features. There is a further ambiguity in that </text:span><text:span text:style-name="T1">bundles </text:span><text:span text:style-name="T2">is a term used in both domains, and it does not help that </text:span><text:span text:style-name="T1">track </text:span><text:span text:style-name="T2">and </text:span><text:span text:style-name="T1">tract </text:span><text:span text:style-name="T2">are acoustically confusable.</text:span></text:p>
      <text:p text:style-name="P5">We feel that Reviewer 1 is setting an unreasonably high bar for our work just because it is original!</text:p>
      <text:p text:style-name="P7">“The use of previous clustering algorithms releases the other authors in the field from proving that their algorithms converge to a meaningful clustering, that the results are stable enough under different permutations of the data and that they maximize the similarity within clusters while they minimize it between them. None of these properties is properly proved in this paper, the authors present experiments to prove some of these characteristics but the results and presentation are not satisfactory for several reasons.” <text:span text:style-name="T2">(</text:span><text:span text:style-name="T2">Reviewer 1, </text:span><text:span text:style-name="T2">Paragraph 3)</text:span> </text:p>
      <text:p text:style-name="P3">This is a very extreme position. We would counter this by saying that application of <text:span text:style-name="T1">any</text:span> clustering technique in a novel domain should be supported by evidence of stability, robustness and validity. <text:s/>We would assert that it is a strength of our work that we have undertaken this kind of testing. While the evidence we have included can indeed be reinforced along the lines suggested by the reviewers, we believe it is a weakness of previously published work that these checks are often absent.</text:p>
      <text:p text:style-name="P5">Reviewer 1 has a number of concerns about our use of the MDF metric.</text:p>
      <text:list xml:id="list18823839811" text:style-name="L1">
        <text:list-header>
          <text:p text:style-name="P1">“A second issue with the clustering algorithm is the proposed measure, minimum average distance flipped (MDF). Such a measure is bound to have a bias towards tracts of the same length with very high correspondence between the points. This is not well shown in the paper as the examples shown in Fig 2 are only presented on tracts with similar lengths where MDF makes sense. […] this is not sufficient to guarantee a clustering which results in bundles of tracts resembling the known anatomical bundles. [...] Hence separating short from long tracts is not, as the authors state, an obvious advantage for the algorithm; it is dependent on the aims of the clustering. The clustering proposed in this paper will not obtain those kinds of clusters automatically. ” (<text:span text:style-name="T2">Reviewer 1, </text:span><text:span text:style-name="T2">p</text:span><text:span text:style-name="T2">aragraph 6) </text:span></text:p>
          <text:p text:style-name="P2">As stated in the paper our goal is the simplification of the complexity of tractography datasets on the basis of spatial similarity, not the automatic identification of anatomical bundles as recognised by a neuroanatomist. As a result we need to put tracks into clusters where the tracks have very similar shapes. (This is what we mean in the Abstract by '<text:span text:style-name="T1">anatomically meaningful clusters'</text:span>.) The question of whether other metrics would produce similar or better results for a different outcome is therefore not relevant, as is the criticism that anatomical bundles are made up of long and short fibres, sometimes diverging. We would also point out that the MDF metric is the basis of the paper by Mayer <text:span text:style-name="T1">et al.</text:span> (IEEE-TMI 2011; our reference [46]). Mayer <text:span text:style-name="T1">et al.</text:span> also cite as an advantage of MDF the way it distinguishes between tracks of different lengths!</text:p>
        </text:list-header>
      </text:list>
      <text:p text:style-name="P8">Reviewer 1 accepts that it may be useful to use QB as a pre-processing tool for classification by a higher order algorithm. However s/he then finds fault with the results of two such applications.</text:p>
      <text:p text:style-name="P7">“Using QB as a preprocessing step for other clustering algorithms (section III­E) seems to be a good tool in order to increase the signal-­to-­noise ratio of the sets of tracts used as input for high complexity algorithms. However, to assert this, the authors would have to prove that it is worth doing this instead of just seeding the brain more sparsely. Furthermore, the results shown in figure 7 as output of this technique are not <text:soft-page-break/>satisfactory either. When applied to hierarchical clustering, the <text:span text:style-name="T2">corpus callosum</text:span> is effectively clustered in whole but the <text:span text:style-name="T2">arcuate fasciculus</text:span>; the <text:span text:style-name="T2">inferior­longitudinal fasiculus</text:span> and parts of the <text:span text:style-name="T2">inferior­frontooccipital fasciculus</text:span> are clustered all together (shown in cyan). The affinity propagation results do not seem particularly good, or better than other available methods either. ” <text:span text:style-name="T2">(Reviewer 1, Paragraph </text:span><text:span text:style-name="T2">7)</text:span></text:p>
      <text:p text:style-name="P6">In Fig. 7 we are not making claims about the superiority or otherwise of QB+HC <text:span text:style-name="T1">vs</text:span> QB+AP. We are trying to show that preprocessing with QB puts the large tractography dataset within reach of O(N<text:span text:style-name="T3">2</text:span>) algorithms like HC and AP. This does bring into focus some interesting properties but we are not making claims about these combined techniques providing a fully automatic clustering.</text:p>
      <text:p text:style-name="P8">Reviewer 1 leaves the impression that we have misrepresented the literature on tractography clustering. S/he says:</text:p>
      <text:p text:style-name="P7">“... reference [1] does not perform hierarchical clustering but graph-­based clustering, as they don’t obtain a dendrogram as result of their clustering ...” <text:span text:style-name="T2">(Reviewer 1, paragraph 10)</text:span></text:p>
      <text:p text:style-name="P6">in dismissing our review. However Visser <text:span text:style-name="T1">et al.</text:span> explicitly uses hierarchical clustering as stated in the final sentence of their abstract:</text:p>
      <text:p text:style-name="P7">“[...] To achieve good scalability, our method repeatedly divides the data into subsets, which are then partitioned using <text:span text:style-name="T4">hierarchical clustering</text:span>.” <text:span text:style-name="T2">(Visser </text:span>et al. <text:span text:style-name="T2">[1], Abstract)</text:span></text:p>
      <text:p text:style-name="P8">Reviewer 1's concluding paragraph correctly says we have provided a clustering algorithm of low order complexity which as a result can cluster large tractographies quickly. However the remainder of the paragraph misrepresents our work. </text:p>
      <text:p text:style-name="P7">“It seems an unfair comparison with existing algorithms that aim to extract anatomically meaningful bundles automatically as QB needs manual intervention to achieve this, the process is: clustering which yields ~2000 clusters in average, picking the centroid centroid tracts of 19 clusters and then grouping tracts around this 19 according to a manually selected threshold. The other possible application the authors introduce is using the results of QB as landmarks to compare or register brains, however as they pick ~2000 from 10e6 tracts having approximately 50% agreement between subjects this does not seem a good technique for automatic landmark selection.” <text:span text:style-name="T2">(Reviewer 1, paragraph 11)</text:span></text:p>
      <text:p text:style-name="P6">Reviewer 1's suggests that the example illustrated in Fig. 6 represents to goal of our work whereas it is one of six different applications (several novel) to full scale tractography datasets that were crucially assisted by QB pre-processing. The example in Fig. 6 is indeed manually assisted, however we have not claimed to be providing 'full anatomical segmentation'. Instead this application serves to illustrate something which is accessible precisely through the data reduction provided by QB.</text:p>
      <text:p text:style-name="P6">We are grateful for your attention to these matters.</text:p>
      <text:p text:style-name="P6">Yours sincerely,</text:p>
      <text:p text:style-name="P6">Eleftherios Garyfallidis and Ian Nimmo-Sm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Nimmo-Smith</meta:initial-creator>
    <meta:creation-date>2012-06-08T12:32:27</meta:creation-date>
    <dc:date>2012-06-11T11:53:25</dc:date>
    <meta:editing-duration>PT12H50M55S</meta:editing-duration>
    <meta:editing-cycles>23</meta:editing-cycles>
    <meta:generator>LibreOffice/3.5$Linux_X86_64 LibreOffice_project/350m1$Build-2</meta:generator>
    <dc:creator>Ian Nimmo-Smith</dc:creator>
    <meta:document-statistic meta:table-count="0" meta:image-count="0" meta:object-count="0" meta:page-count="2" meta:paragraph-count="24" meta:word-count="1300" meta:character-count="8006" meta:non-whitespace-character-count="6732"/>
  </office:meta>
</office:document-meta>
</file>